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829" officeooo:paragraph-rsid="00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a5d6" officeooo:paragraph-rsid="0015a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3829" style:font-weight-asian="normal" style:font-weight-complex="normal"/>
    </style:style>
    <style:style style:name="T3" style:family="text">
      <style:text-properties officeooo:rsid="00152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883316503648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 <text:span text:style-name="T2">Primera reunión</text:span></text:p>
            <text:p text:style-name="P8"/>
          </table:table-cell>
          <table:table-cell table:style-name="Tabla1.B2" office:value-type="string">
            <text:p text:style-name="P7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7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883316630320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883316632208">
          <table:table-cell table:style-name="Tabla2.A1" table:number-columns-spanned="2" office:value-type="string">
            <text:p text:style-name="P10">ORDEN DEL DÍ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Compartir el repositorio de GitHub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>Crear el esquema del act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13">Aprender a usar GitKraken como herramienta para compartir el trabaj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09-28T13:09:53.725325976</dc:date>
    <meta:editing-duration>PT5M31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20" meta:word-count="55" meta:character-count="329" meta:non-whitespace-character-count="282"/>
  </office:meta>
</office:document-meta>
</file>